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04.85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actually works?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6pts</text:p>
          </table:table-cell>
          <table:table-cell office:value-type="string" calcext:value-type="string">
            <text:p>one type of value, e.g. in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ables, assignment opera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le or got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ressions with arithmetic + - * / (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isons (allowed only under conditions or with numerical interpretation 0/1 as in C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pts</text:p>
          </table:table-cell>
          <table:table-cell office:value-type="string" calcext:value-type="string">
            <text:p>functions or procedures with parameters by value, recurs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pts</text:p>
          </table:table-cell>
          <table:table-cell office:value-type="string" calcext:value-type="string">
            <text:p>at least two types of values ​​in expressions: int and boo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, comparison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le, if (with else and without, can also be syntax if _ elif _ else _ endif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s or procedures (no nesting), recurs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licitly output values ​​to the output (statement or built-in print procedure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wo selected items from the list below (or something with comparable difficulty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wo ways of passing parameters (by variable / by value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Pascal style for loo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ing type, string literals, built-in functions that allow projection between subtitles and number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ressions with side effects (assignments, C ++ operators, + = etc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7pts</text:p>
          </table:table-cell>
          <table:table-cell office:value-type="string" calcext:value-type="string">
            <text:p>static typing (ie always an ending phase of type checking before the execution starts progra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pts</text:p>
          </table:table-cell>
          <table:table-cell office:value-type="string" calcext:value-type="string">
            <text:p>overriding identifiers with their static constraints (e.g. global and local variables in functions or local in blocks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licitly handled dynamic execution errors, e.g. dividing by zer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s that return a value (ie not only procedures, but only functions - as in language C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wo additional items from the list below or something with comparable difficulty</text:p>
          </table:table-cell>
          <table:table-cell table:style-name="ce2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ord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bles indexed with integers or something à la list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bles / dictionaries indexed with any comparable values; the type of key belongs include in the dictionary typ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bitrarily nested tuples with the assignment as in Python (syntax as per the discretion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rations interrupting while - break and continu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s as parameter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ing the function as a result, closure à la JavaScrip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onymous function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pts</text:p>
          </table:table-cell>
          <table:table-cell office:value-type="string" calcext:value-type="string">
            <text:p>freely nested function / procedure definitions with static validity binding identifiers (as in Pascal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ne or two functions from the list abov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 style:data-style-name="N2" text:time-value="19:15:17.402036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18-05-16T12:36:30.275995576</meta:creation-date>
    <dc:date>2018-06-10T22:28:44.433105091</dc:date>
    <meta:editing-duration>PT2H16M37S</meta:editing-duration>
    <meta:editing-cycles>15</meta:editing-cycles>
    <meta:generator>LibreOffice/5.1.6.2$Linux_X86_64 LibreOffice_project/10m0$Build-2</meta:generator>
    <meta:document-statistic meta:table-count="1" meta:cell-count="73" meta:object-count="0"/>
  </office:meta>
</office:document-meta>
</file>